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2.37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5.089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text-properties fo:font-family="'Times New Roman'" style:font-family-generic="roman" style:font-pitch="variable" fo:font-size="15pt" style:font-size-asian="15pt" style:font-size-complex="15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family="'Times New Roman'" style:font-family-generic="roman" style:font-pitch="variable" fo:font-size="15pt" style:font-size-asian="15pt" style:font-size-complex="15pt"/>
    </style:style>
    <style:style style:name="T3" style:family="text">
      <style:text-properties fo:language="en" fo:country="US"/>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fas_frontend.odp</text:p>
          </draw:text-box>
        </draw:frame>
        <draw:frame presentation:style-name="pr2" draw:text-style-name="P1" draw:layer="layout" svg:width="25.199cm" svg:height="13.859cm" svg:x="1.4cm" svg:y="4.914cm" presentation:class="outline" presentation:user-transformed="true">
          <draw:text-box>
            <text:p><text:span text:style-name="T1"/></text:p>
            <text:p><text:span text:style-name="T1">  <text:s/></text:span><text:span text:style-name="T1">Copyright 2022 Gesellschaft für Systems Engineering e.V. (GfSE)</text:span></text:p>
            <text:p><text:span text:style-name="T1">   </text:span><text:span text:style-name="T1">Licensed under the Apache License, Version 2.0 (the "License");</text:span></text:p>
            <text:p><text:span text:style-name="T1">   </text:span><text:span text:style-name="T1">you may not use this file except in compliance with the License.</text:span></text:p>
            <text:p><text:span text:style-name="T1">   </text:span><text:span text:style-name="T1">You may obtain a copy of the License at</text:span></text:p>
            <text:p><text:span text:style-name="T1">       </text:span><text:span text:style-name="T1"><text:a xlink:href="http://www.apache.org/licenses/LICENSE-2.0">http://www.apache.org/licenses/LICENSE-2.0</text:a></text:span><text:span text:style-name="T1"> <text:s/></text:span></text:p>
            <text:p><text:span text:style-name="T1">   </text:span><text:span text:style-name="T1">Unless required by applicable law or agreed to in writing, software</text:span></text:p>
            <text:p><text:span text:style-name="T1">   </text:span><text:span text:style-name="T1">distributed under the License is distributed on an "AS IS" BASIS,</text:span></text:p>
            <text:p><text:span text:style-name="T1">   </text:span><text:span text:style-name="T1">WITHOUT WARRANTIES OR CONDITIONS OF ANY KIND, either express or implied.</text:span></text:p>
            <text:p><text:span text:style-name="T1">   </text:span><text:span text:style-name="T1">See the License for the specific language governing permissions and</text:span></text:p>
            <text:p><text:span text:style-name="T1">   </text:span><text:span text:style-name="T1">limitations under the License.</text:span></text:p>
          </draw:text-box>
        </draw:frame>
        <draw:frame presentation:style-name="pr3" draw:text-style-name="P2" draw:layer="layout" svg:width="25.199cm" svg:height="2.374cm" svg:x="1.401cm" svg:y="16.4cm" presentation:class="outline" presentation:user-transformed="true">
          <draw:text-box>
            <text:p><text:span text:style-name="T2">This is a quick-and-dirty front-end to the FAS plugin for SysML v2. It allows the user to enter and group use case activities via OpenOffice (shapes with solid lines = use case activities / shapes with dashed lines = functional groups).</text:span></text:p>
            <text:p><text:span text:style-name="T2">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5" draw:layer="layout" svg:width="25.199cm" svg:height="1.906cm" svg:x="1.201cm" svg:y="0.5cm" presentation:class="title" presentation:user-transformed="true">
          <draw:text-box>
            <text:p>How <text:span text:style-name="T3">to</text:span> <text:span text:style-name="T3">run</text:span></text:p>
          </draw:text-box>
        </draw:frame>
        <draw:frame presentation:style-name="pr6" draw:text-style-name="P3" draw:layer="layout" svg:width="25.199cm" svg:height="15.614cm" svg:x="1.2cm" svg:y="3.6cm" presentation:class="outline" presentation:user-transformed="true">
          <draw:text-box>
            <text:list text:style-name="L2">
              <text:list-item>
                <text:p><text:span text:style-name="T4">Make sure that Anaconda installed </text:span></text:p>
              </text:list-item>
              <text:list-item>
                <text:p><text:span text:style-name="T4">Make sure that GNU Octave is installed </text:span></text:p>
              </text:list-item>
              <text:list-item>
                <text:p><text:span text:style-name="T4">Make sure that the "model" to work with is on page 3 of this slide deck (by default, it contains excerpts from the well-known "Jukebox" model)</text:span></text:p>
              </text:list-item>
              <text:list-item>
                <text:p><text:span text:style-name="T4">Make sure that the path information at the bottom of slide 3 is entered correctly </text:span><text:span text:style-name="T5">(The "working folder" needs to be specified with a slash or backslash as a last character, e.g. "c:\Temp</text:span><text:span text:style-name="T6">\</text:span><text:span text:style-name="T5">“ on Windows or "~</text:span><text:span text:style-name="T6">/</text:span><text:span text:style-name="T5">" on Linux. The other working folders need to be specified without that closing slash or blackslash)</text:span></text:p>
              </text:list-item>
              <text:list-item>
                <text:p><text:span text:style-name="T4">Make sure that the file "fas_frontend.m" is in the working folder that has been specified in the bottom of slide 3.</text:span></text:p>
              </text:list-item>
              <text:list-item>
                <text:p><text:span text:style-name="T4">Make sure that Macros are enabled</text:span></text:p>
              </text:list-item>
              <text:list-item>
                <text:p><text:span text:style-name="T4">Run the macro "TransformToModel"</text:span></text:p>
              </text:list-item>
              <text:list-item>
                <text:p><text:span text:style-name="T4">A command prompt will appear and show the produced SysML v2 model. Copy &amp; Paste it to your local SysML v2 worksheet in Jupyter notebook </text:span></text:p>
              </text:list-item>
              <text:list-item>
                <text:p><text:span text:style-name="T4">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draw:custom-shape draw:style-name="gr2" draw:text-style-name="P4" draw:layer="layout" svg:width="12cm" svg:height="4.2cm" svg:x="10.2cm" svg:y="14.4cm">
          <text:p text:style-name="P4">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2cm" svg:height="4.4cm" svg:x="10.6cm" svg:y="8cm">
          <text:p text:style-name="P4">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5.6cm" svg:x="12cm" svg:y="1cm">
          <text:p text:style-name="P4">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18.2cm" svg:x="1.2cm" svg:y="1.4cm">
          <text:p text:style-name="P4">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5cm" svg:height="2.6cm" svg:x="2.4cm" svg:y="3cm">
          <text:p text:style-name="P4">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7.4cm" svg:y1="4.3cm" svg:x2="13.3cm" svg:y2="4.3cm" draw:start-shape="id1" draw:start-glue-point="1" draw:end-shape="id2" draw:end-glue-point="3" svg:d="M7400 4300h5900">
          <text:p text:style-name="P4">money</text:p>
          <text:p text:style-name="P4"><text:span text:style-name="T5"/></text:p>
          <text:p text:style-name="P4"/>
        </draw:connector>
        <draw:custom-shape draw:style-name="gr3" draw:text-style-name="P4" xml:id="id2" draw:id="id2" draw:layer="layout" svg:width="5cm" svg:height="2.6cm" svg:x="13.3cm" svg:y="3cm">
          <text:p text:style-name="P4">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3" draw:id="id3" draw:layer="layout" svg:width="8.8cm" svg:height="2.4cm" svg:x="11.4cm" svg:y="9.4cm">
          <text:p text:style-name="P4">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5.8cm" svg:y1="5.6cm" svg:x2="15.8cm" svg:y2="9.4cm" draw:start-shape="id2" draw:start-glue-point="2" draw:end-shape="id3" svg:d="M15800 5600v3800">
          <text:p text:style-name="P5"><text:s text:c="19"/>clearance</text:p>
        </draw:connector>
        <draw:custom-shape draw:style-name="gr3" draw:text-style-name="P4" xml:id="id4" draw:id="id4" draw:layer="layout" svg:width="8.8cm" svg:height="2.4cm" svg:x="11.4cm" svg:y="15.8cm">
          <text:p text:style-name="P4">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5.8cm" svg:y1="11.8cm" svg:x2="15.8cm" svg:y2="15.8cm" draw:start-shape="id3" draw:start-glue-point="2" draw:end-shape="id4" svg:d="M15800 11800v4000">
          <text:p text:style-name="P4"><text:s text:c="22"/>music_track</text:p>
        </draw:connector>
        <draw:custom-shape draw:style-name="gr3" draw:text-style-name="P4" xml:id="id5" draw:id="id5" draw:layer="layout" svg:width="5cm" svg:height="2.6cm" svg:x="2.4cm" svg:y="15.7cm">
          <text:p text:style-name="P4">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1.4cm" svg:y1="17cm" svg:x2="7.4cm" svg:y2="17cm" draw:start-shape="id4" draw:start-glue-point="3" draw:end-shape="id5" svg:d="M11400 17000h-4000">
          <text:p text:style-name="P4">audio_signal</text:p>
          <text:p text:style-name="P4"><text:span text:style-name="T5"/></text:p>
          <text:p text:style-name="P4"/>
        </draw:connector>
        <draw:rect draw:style-name="gr5" draw:text-style-name="P6" draw:layer="layout" svg:width="12.8cm" svg:height="0.6cm" svg:x="15cm" svg:y="19.4cm">
          <text:p text:style-name="P5"><text:span text:style-name="T7">Working Folder:</text:span><text:span text:style-name="T8"> C:\Temp\</text:span></text:p>
        </draw:rect>
        <draw:rect draw:style-name="gr5" draw:text-style-name="P6" draw:layer="layout" svg:width="12.8cm" svg:height="0.6cm" svg:x="15cm" svg:y="20.2cm">
          <text:p text:style-name="P5"><text:span text:style-name="T7">Octave binary:</text:span><text:span text:style-name="T8"> C:\Octave\Octave-5.1.0.0\mingw64\bin\octave-cli.exe</text:span></text:p>
        </draw:rect>
        <draw:rect draw:style-name="gr5" draw:text-style-name="P6" draw:layer="layout" svg:width="12.8cm" svg:height="0.6cm" svg:x="2cm" svg:y="20.2cm">
          <text:p text:style-name="P5"><text:span text:style-name="T7">Python home folder:</text:span><text:span text:style-name="T8"> C:\Users\</text:span><text:span text:style-name="T7">xyz</text:span><text:span text:style-name="T8">\Ana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6H17M50S</meta:editing-duration>
    <meta:editing-cycles>136</meta:editing-cycles>
    <dc:date>2023-04-04T07:41:41.46</dc:date>
    <dc:creator>J L</dc:creator>
    <meta:generator>OpenOffice/4.1.13$Win32 OpenOffice.org_project/4113m1$Build-9810</meta:generator>
    <meta:document-statistic meta:object-count="48"/>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OctaveBinaryName As String 
 Dim FileNameForFAS As String
 Dim PythonFolder As String
 FolderName = ""
 OctaveBinaryName = ""
 PythonFolder = ""
 iFolderIndex = 0
 iOctaveIndex = 0
 iPythonIndex = 0
 oDoc = thisComponent
 page = oDoc.drawPages(2)
 RectangleShape = oDoc.createInstance("com.sun.star.drawing.RectangleShape")
 nNumShapes  =  Page.getCount()
 For i = 0 To nNumShapes - 1
   RectangleShape = Page.getByIndex(i)
   if RectangleShape.LayerName = "layout" then
   'msgbox(Left$(RectangleShape.String,16))
      if Left$(RectangleShape.String,16)="Working Folder: " then
        FolderName = Right$(RectangleShape.String,LEN(RectangleShape.String)-16)
      	'msgbox(FolderName)
      	iFolderIndex = i
      end if
      if Left$(RectangleShape.String,15)="Octave binary: " then
        OctaveBinaryName = Right$(RectangleShape.String,LEN(RectangleShape.String)-15)
      	'msgbox(OctaveBinaryName)
      	iOctaveIndex = i
      end if
      if Left$(RectangleShape.String,20)="Python home folder: " then
        PythonFolder = Right$(RectangleShape.String,LEN(RectangleShape.String)-20)
        'msgbox(PythonFolder)
      	iPythonIndex = i
      end if
   end if
 next i

 FileNameForFAS=FolderName + "FAS-Input.txt"
 open FileNameForFAS for output as 1


 For i = 0 To nNumShapes - 1
   RectangleShape = Page.getByIndex(i)
   if RectangleShape.LayerName &lt;&gt; "layout" OR i = iFolderIndex OR i=iOctave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Different command line Windows / Linux:
 if GetGUIType()&gt;1 then
    Shell("octave",1,"--force-gui --persist --eval cd('"+FolderName+"');clc;"+sTest+"fas_frontend('"+FileNameForFAS+"','" +PythonFolder + "');", false)
 else
    Shell("cmd",1,"/c "+OctaveBinaryName+" "+"--persist --eval cd('"+FolderName+"');clc;"+sTest+"fas_frontend('"+FileNameForFAS+"','" +PythonFolder + "');", false)
 endif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